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leObj6" manifest:media-type="application/octet-stream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7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line-height="150%" fo:text-align="start" style:justify-single-word="false"/>
    </style:style>
    <style:style style:name="P2" style:family="paragraph" style:parent-style-name="Standard">
      <style:paragraph-properties fo:margin-top="0cm" fo:margin-bottom="0.282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82cm" loext:contextual-spacing="false" fo:line-height="150%" fo:text-align="start" style:justify-single-word="false"/>
    </style:style>
    <style:style style:name="P7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officeooo:paragraph-rsid="00067525"/>
    </style:style>
    <style:style style:name="P8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7pt" fo:font-weight="bold" fo:background-color="transparent" style:font-name-asian="Calibri1" style:font-size-asian="17pt" style:font-name-complex="Calibri1" style:font-size-complex="17pt"/>
    </style:style>
    <style:style style:name="T1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054dd1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font-weight="normal" officeooo:rsid="0006556b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officeooo:rsid="00067525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1pt" fo:font-weight="bold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8" style:family="text">
      <style:text-properties fo:color="#729fc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9" style:family="text">
      <style:text-properties fo:color="#729fcf" style:font-name="Calibri1" fo:font-size="11pt" fo:font-weight="normal" fo:background-color="transparent" loext:char-shading-value="0" style:font-name-asian="Calibri1" style:font-name-complex="Calibri1"/>
    </style:style>
    <style:style style:name="T10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1" style:family="text">
      <style:text-properties officeooo:rsid="00054dd1"/>
    </style:style>
    <style:style style:name="T12" style:family="text">
      <style:text-properties officeooo:rsid="0006556b"/>
    </style:style>
    <style:style style:name="T13" style:family="text">
      <style:text-properties officeooo:rsid="00067525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font-size="17pt" officeooo:rsid="00054dd1" style:font-size-asian="17pt" style:font-size-complex="17pt"/>
    </style:style>
    <style:style style:name="T16" style:family="text">
      <style:text-properties style:text-underline-style="none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INTRODUCCIÓN </text:p>
      <text:p text:style-name="P3">1.1. Justificación</text:p>
      <text:p text:style-name="P1"><text:span text:style-name="T1"><text:tab/></text:span><text:span text:style-name="T2">Somos el restaurante “La Pinta”, un restaurante de lujo dispuesto a crear su propia <text:tab/>página web para llegar a expandir nuestro negocio y nuestra marca.</text:span></text:p>
      <text:p text:style-name="P3">1.2. Objetivos</text:p>
      <text:p text:style-name="P1"><text:span text:style-name="T6"><text:tab/></text:span><text:span text:style-name="T2">Nuestros objetivos son los siguientes:</text:span></text:p>
      <text:p text:style-name="P1"><text:span text:style-name="T2"><text:tab/>-Queremos desarrollar una página web sencilla de usar y cómoda, además de tener un estilo <text:tab/></text:span><text:span text:style-name="T4">que refleje nuestra naturaleza, manteniendo el equilibrio entre lo tradicional y lo moderno, <text:tab/>captando así</text:span><text:span text:style-name="T2"> la atención de nuestros clientes.</text:span></text:p>
      <text:p text:style-name="P4"><text:tab/>-Buscamos informar a nuestros clientes sobre la carta de nuestro restaurante, los <text:span text:style-name="T12">diferentes</text:span> <text:tab/>eventos <text:span text:style-name="T12">que realizamos en </text:span>el local, que pueden reservar y pedir a domicilio en el local, y <text:tab/>sobretodo hacerles saber quienes somos y cuál es nuestra historia para que confíen en nuestra <text:tab/>marca.</text:p>
      <text:p text:style-name="P3">1.2.1. Características de la aplicación</text:p>
      <text:p text:style-name="P1"><text:span text:style-name="T2"><text:tab/>-En la página mostraremos todos </text:span><text:span text:style-name="T4">en menú elegido por nuestros chefs, el cual irá cambiando <text:tab/>cada cierto tiempo, así como </text:span><text:span text:style-name="T2">nuestra</text:span><text:span text:style-name="T4">s</text:span><text:span text:style-name="T2"> carta</text:span><text:span text:style-name="T4">s completas de platos, tapas y vinos</text:span><text:span text:style-name="T2">, para que los <text:tab/>clientes </text:span><text:span text:style-name="T4">puedan saber todo</text:span><text:span text:style-name="T2"> lo que nuestro restaurante puede ofrecerles.</text:span></text:p>
      <text:p text:style-name="P1"><text:span text:style-name="T2"><text:tab/>-</text:span><text:span text:style-name="T4">Con esto en mente, t</text:span><text:span text:style-name="T2">ambién mostraremos los eventos que tendrán lugar en el restaurante <text:tab/>(catas de vinos, degustación de tapas, </text:span><text:span text:style-name="T5">noches temáticas, etc.</text:span><text:span text:style-name="T2">), además de la historia que tiene <text:tab/>nuestro local, </text:span><text:span text:style-name="T5">nuestra filosofía, y, por supuesto, a nuestros chefs y al personal que trabajan en <text:tab/>él.</text:span></text:p>
      <text:p text:style-name="P4"><text:tab/>-Por último, tenemos como objetivo informar de cómo <text:span text:style-name="T12">e</text:span>s y donde se encuentra nuestro local, <text:tab/>para así que nuestros clientes puedan ponerse en contacto con nosotros por cualquier <text:tab/>inconveniente, y sobretodo para que puedan realizar reservas y pedidos a domicilio <text:span text:style-name="T13">sin ningún <text:tab/>problema, así como también que puedan consultarnos en caso de tener en mente pedidos <text:tab/>especiales</text:span>.</text:p>
      <text:p text:style-name="P4"/>
      <text:p text:style-name="P4"/>
      <text:p text:style-name="P4"/>
      <text:p text:style-name="P3"><text:soft-page-break/>1.3. Comparativa</text:p>
      <text:p text:style-name="P1"><text:span text:style-name="T1"><text:tab/></text:span><text:span text:style-name="T2">Para el diseño de nuestra página web nos hemos inspirado con las siguientes ideas de sus <text:tab/>respectivas webs(todas son páginas web de restaurantes):</text:span></text:p>
      <text:p text:style-name="P1"><text:span text:style-name="T2"><text:tab/>-</text:span><text:a xlink:type="simple" xlink:href="https://mellowmushroom.com/" text:style-name="Internet_20_link" text:visited-style-name="Visited_20_Internet_20_Link"><text:span text:style-name="T8">https://mellowmushroom.com/</text:span></text:a><text:span text:style-name="T9">:</text:span><text:span text:style-name="T2"> De esta página sacamos la idea del header con la imagen fija.</text:span></text:p>
      <text:p text:style-name="P1"><text:span text:style-name="T2"><text:tab/>-</text:span><text:a xlink:type="simple" xlink:href="https://www.zizzi.co.uk/" text:style-name="Internet_20_link" text:visited-style-name="Visited_20_Internet_20_Link"><text:span text:style-name="T8">https://www.zizzi.co.uk/</text:span></text:a><text:span text:style-name="T2"> De esta página nos hemos inspirado en los menus simples y <text:tab/>sencillos(contraste colores oscuro claro).</text:span></text:p>
      <text:p text:style-name="P1"><text:span text:style-name="T2"><text:tab/>-</text:span><text:a xlink:type="simple" xlink:href="https://www.caravanrestaurants.co.uk/exmouth-market.html" text:style-name="Internet_20_link" text:visited-style-name="Visited_20_Internet_20_Link"><text:span text:style-name="T8">https://www.caravanrestaurants.co.uk/exmouth-market.html</text:span></text:a><text:span text:style-name="T9"> </text:span><text:span text:style-name="T2">De esta página nos ha <text:tab/>parecido interesante como es su estilo de hacer las secciones horizontalmente.</text:span></text:p>
      <text:p text:style-name="P1"><text:span text:style-name="T2"><text:tab/>-</text:span><text:a xlink:type="simple" xlink:href="http://sweetbasilvail.com/(https://sweetbasilvail.com/dinner/)" text:style-name="Internet_20_link" text:visited-style-name="Visited_20_Internet_20_Link"><text:span text:style-name="T8">http://sweetbasilvail.com/(https://sweetbasilvail.com/dinner/)</text:span></text:a><text:span text:style-name="T2"> De ésta página nos <text:tab/>inspiró la idea de poner el menú en forma de columna de manera sencilla y limpia.</text:span></text:p>
      <text:p text:style-name="P1"><text:span text:style-name="T2"><text:tab/>-</text:span><text:a xlink:type="simple" xlink:href="https://boarshead.com/espanol" text:style-name="Internet_20_link" text:visited-style-name="Visited_20_Internet_20_Link"><text:span text:style-name="T8">https://boarshead.com/espanol</text:span></text:a><text:span text:style-name="T2"> De esta página nos pareció una buena idea el cómo <text:tab/>estaba descrito el apartado de “Quienes somos” y la historia del restaurante.</text:span></text:p>
      <text:p text:style-name="P1"><text:span text:style-name="T2"><text:tab/>-</text:span><text:a xlink:type="simple" xlink:href="http://www.harboursixty.com/" text:style-name="Internet_20_link" text:visited-style-name="Visited_20_Internet_20_Link"><text:span text:style-name="T8">http://www.harboursixty.com/</text:span></text:a><text:span text:style-name="T2"> De ésta página nos inspiro el estilo de poner en las <text:tab/>secciones una imagen y a su lado un pequeño texto descriptivo, dando un estilo <text:tab/>profesional y limpio </text:span></text:p>
      <text:p text:style-name="P1"><text:span text:style-name="T2"><text:tab/>-</text:span><text:a xlink:type="simple" xlink:href="http://lamaddalena.pl/" text:style-name="Internet_20_link" text:visited-style-name="Visited_20_Internet_20_Link"><text:span text:style-name="T8">http://lamaddalena.pl/</text:span></text:a><text:span text:style-name="T2"> <text:s/>De ésta página nos pareció buena idea el poner un apartado sobre los <text:tab/>chefs que se hacen cargo de la comida de nuestro negocio, además de el estilo de la galería del <text:tab/>restaurante.</text:span></text:p>
      <text:p text:style-name="P1"><text:span text:style-name="T2"><text:tab/>-</text:span><text:a xlink:type="simple" xlink:href="https://www.philippechow.com/gallery/" text:style-name="Internet_20_link" text:visited-style-name="Visited_20_Internet_20_Link"><text:span text:style-name="T8">https://www.philippechow.com/gallery/</text:span></text:a><text:span text:style-name="T2"> De ésta página nos gustó mucho el estilo <text:tab/>minimalista que tiene el footer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1"><text:soft-page-break/>2. ANÁLISIS Y PLANIFICACIÓN </text:p>
      <text:p text:style-name="P3">2.1. Análisis</text:p>
      <text:p text:style-name="P4"><text:tab/>La página se dividirá en las siguientes secciones:</text:p>
      <text:p text:style-name="P1"><text:span text:style-name="T2"><text:tab/></text:span><text:span text:style-name="T7">-Index:</text:span><text:span text:style-name="T2"> La página principal con un pequeño resumen de la historia del restaurante, la carta, los <text:tab/>eventos, pedidos a domicilio y las reservas al local.</text:span></text:p>
      <text:p text:style-name="P1"><text:span text:style-name="T2"><text:tab/></text:span><text:span text:style-name="T7">-Carta:</text:span><text:span text:style-name="T2"> Contendrá el menú del </text:span><text:span text:style-name="T4">día</text:span><text:span text:style-name="T2">, los platos, postres y vinos de nuestro restaurante.</text:span></text:p>
      <text:p text:style-name="P1"><text:span text:style-name="T2"><text:tab/></text:span><text:span text:style-name="T7">-Eventos:</text:span><text:span text:style-name="T2"> En ella se mostrarán los distintos eventos que ocurrirán en el restaurante, como <text:tab/>catas de vinos, degustación de tapas, noches temáticas, festividades, pequeños <text:tab/>conciertos, cómicos, etc.</text:span></text:p>
      <text:p text:style-name="P1"><text:span text:style-name="T2"><text:tab/></text:span><text:span text:style-name="T7">-Pedidos: </text:span><text:span text:style-name="T2">Será la página donde los clientes podrán pedir su comida preferida a <text:tab/>domicilio poniéndose en contacto con nosotros con un formulario.</text:span></text:p>
      <text:p text:style-name="P1"><text:span text:style-name="T2"><text:tab/></text:span><text:span text:style-name="T7">-Reservas: </text:span><text:span text:style-name="T2">Es la página donde los clientes realizan sus reservas en nuestro local a través de un <text:tab/>pequeño formulario.</text:span></text:p>
      <text:p text:style-name="P1"><text:span text:style-name="T2"><text:tab/></text:span><text:span text:style-name="T7">-Quienes somos:</text:span><text:span text:style-name="T2"> Es la última página donde pondremos tanto la historia del <text:tab/>restaurante como <text:tab/>los chefs que llevan el restaurante, imágenes y videos del local, y hasta los premios que ha <text:tab/>ganado el restaurante.</text:span></text:p>
      <text:p text:style-name="P3">2.1.1. Lenguaje en la parte cliente:</text:p>
      <text:p text:style-name="P1"><text:span text:style-name="T1"><text:tab/></text:span><text:span text:style-name="T2">La página está programada en lenguaje html</text:span><text:span text:style-name="T3">5</text:span><text:span text:style-name="T2"> con css.</text:span></text:p>
      <text:p text:style-name="P3">2.2. Planificación y fases del desarrollo:</text:p>
      <text:p text:style-name="P1"><text:span text:style-name="T1"><text:tab/></text:span><text:span text:style-name="T2">La planificación del proyecto y su desarrollo será el siguiente:</text:span></text:p>
      <text:p text:style-name="P1"><text:span text:style-name="T2"><text:tab/>Se comenzará a crear el index principal con sus secciones y con su header/footer, los cuales se <text:tab/>utilizarán en las demás páginas. Una vez desarrollado la página principal, quedarán las <text:tab/>páginas secundarias pero no menos importantes. Se seguirá con la carta y </text:span><text:span text:style-name="T4">los distintos tipos de <text:tab/>eventos que realizamos periódicamente</text:span><text:span text:style-name="T2"> en el local, </text:span><text:span text:style-name="T4">los </text:span><text:span text:style-name="T2">pedidos y reservas la página de <text:tab/>"Quienes somos", un apartado donde explicará más en profundidad la historia de nuestro <text:tab/>restaurante, </text:span><text:span text:style-name="T4">con los</text:span><text:span text:style-name="T2"> premios más caracter</text:span><text:span text:style-name="T3">í</text:span><text:span text:style-name="T2">sticos </text:span><text:span text:style-name="T4">que ha recibido</text:span><text:span text:style-name="T2">, </text:span><text:span text:style-name="T4">así como</text:span><text:span text:style-name="T2"> sus chefs <text:tab/>reconocidos, y fotos y videos del local. </text:span><text:span text:style-name="T4">Para finalizar, aunque la página base está en inglés para <text:tab/>poder llegar a un mayor público, también realizaremos una versión en español.</text:span></text:p>
      <text:p text:style-name="P11"><text:soft-page-break/>3. DESARROLLO </text:p>
      <text:p text:style-name="P3">3.1. Diseño</text:p>
      <text:p text:style-name="P1"><text:span text:style-name="T1"><text:tab/></text:span><text:span text:style-name="T2">El diseño de las páginas será el siguiente(paginas secundarias incompletas):</text:span></text:p>
      <text:p text:style-name="P1"><text:span text:style-name="T2"><text:tab/>-</text:span><text:span text:style-name="T7">Index:</text:span></text:p>
      <text:p text:style-name="P2"><draw:frame draw:style-name="fr1" draw:name="1" text:anchor-type="as-char" svg:width="12.568cm" style:rel-width="scale" svg:height="14.473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7"><text:span text:style-name="T1"><text:tab/>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<text:tab/>-</text:span><text:span text:style-name="T7">Menu del dia:</text:span></text:p>
      <text:p text:style-name="P2"><draw:frame draw:style-name="fr1" draw:name="2" text:anchor-type="as-char" svg:width="12.859cm" style:rel-width="scale" svg:height="14.79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7"><text:span text:style-name="T1"><text:tab/>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<text:tab/>-</text:span><text:span text:style-name="T7">Vinos:</text:span></text:p>
      <text:p text:style-name="P2"><draw:frame draw:style-name="fr1" draw:name="3" text:anchor-type="as-char" svg:width="12.938cm" style:rel-width="scale" svg:height="14.923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7"><text:span text:style-name="T1"><text:tab/>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<text:tab/>-</text:span><text:span text:style-name="T7">Platos/postres:</text:span></text:p>
      <text:p text:style-name="P2"><draw:frame draw:style-name="fr1" draw:name="4" text:anchor-type="as-char" svg:width="13.917cm" style:rel-width="scale" svg:height="16.007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6"><text:tab/></text:span>-Eventos:</text:p>
      <text:p text:style-name="P2"><draw:frame draw:style-name="fr1" draw:name="5" text:anchor-type="as-char" svg:width="14.446cm" style:rel-width="scale" svg:height="16.669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6"><text:tab/></text:span>-Pedidos:</text:p>
      <text:p text:style-name="P2"><draw:frame draw:style-name="fr1" draw:name="6" text:anchor-type="as-char" svg:width="14.605cm" style:rel-width="scale" svg:height="16.854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6"><text:tab/></text:span>-Reservas:</text:p>
      <text:p text:style-name="P2"><draw:frame draw:style-name="fr1" draw:name="7" text:anchor-type="as-char" svg:width="14.314cm" style:rel-width="scale" svg:height="16.536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4. AMPLIACIONES </text:p>
      <text:p text:style-name="P3">4.1. Mejora de código </text:p>
      <text:p text:style-name="P1"><text:span text:style-name="T1"><text:tab/></text:span><text:span text:style-name="T2">Nuestro código está separado en html enlazado a un documento css el cual tiene <text:tab/>comentada cada sección en el propio código para así no causar confusión.</text:span></text:p>
      <text:p text:style-name="P3">4.2. Soporte de idiomas </text:p>
      <text:p text:style-name="P1"><text:span text:style-name="T1"><text:tab/></text:span><text:span text:style-name="T2">Nuestra página web tendr</text:span><text:span text:style-name="T3">á</text:span><text:span text:style-name="T2"> soporte para dos idiomas, principalmente estará <text:tab/>disponible en inglés, pero tendrá la opción de cambiar el idioma al español en <text:tab/>cualquier momento con un simple click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1"><text:soft-page-break/>5. <text:span text:style-name="T11">AUTO</text:span>EVALUACIÓN Y CONCLUSIONES FINALES </text:p>
      <text:p text:style-name="P1"><text:span text:style-name="T1"><text:tab/></text:span><text:span text:style-name="T2">Durante la realización de este proyecto hemos podido comprobar lo que hemos <text:tab/>aprendido en este curso de desarrollo web. Cabe destacar que, por </text:span><text:span text:style-name="T3">falta de tiempo</text:span><text:span text:style-name="T2">, la <text:tab/>funcionalidad de la aplicación web puede no ser completa. Muchas mejoras y ampliaciones <text:tab/>quedan fuera del alcance de este proyecto por su duración y extensión. Igualmente, bajo <text:tab/>nuestro punto de vista, se trata de un proyecto realizado satisfactoriamente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1"><text:soft-page-break/>6. REFERENCIAS </text:p>
      <text:p text:style-name="P1"><text:span text:style-name="T2"><text:tab/>-</text:span><text:a xlink:type="simple" xlink:href="https://mellowmushroom.com/" text:style-name="Internet_20_link" text:visited-style-name="Visited_20_Internet_20_Link"><text:span text:style-name="T10">https://mellowmushroom.com/</text:span></text:a></text:p>
      <text:p text:style-name="P1"><text:span text:style-name="T2"><text:tab/>-</text:span><text:a xlink:type="simple" xlink:href="https://www.zizzi.co.uk/" text:style-name="Internet_20_link" text:visited-style-name="Visited_20_Internet_20_Link"><text:span text:style-name="T10">https://www.zizzi.co.uk/</text:span></text:a></text:p>
      <text:p text:style-name="P1"><text:span text:style-name="T2"><text:tab/>-</text:span><text:a xlink:type="simple" xlink:href="https://www.caravanrestaurants.co.uk/exmouth-market.html" text:style-name="Internet_20_link" text:visited-style-name="Visited_20_Internet_20_Link"><text:span text:style-name="T10">https://www.caravanrestaurants.co.uk/exmouth-market.html</text:span></text:a></text:p>
      <text:p text:style-name="P1"><text:span text:style-name="T2"><text:tab/>-</text:span><text:a xlink:type="simple" xlink:href="http://sweetbasilvail.com/(https://sweetbasilvail.com/dinner/)" text:style-name="Internet_20_link" text:visited-style-name="Visited_20_Internet_20_Link"><text:span text:style-name="T10">http://sweetbasilvail.com/(https://sweetbasilvail.com/dinner/)</text:span></text:a></text:p>
      <text:p text:style-name="P1"><text:span text:style-name="T2"><text:tab/>-</text:span><text:a xlink:type="simple" xlink:href="https://boarshead.com/espanol" text:style-name="Internet_20_link" text:visited-style-name="Visited_20_Internet_20_Link"><text:span text:style-name="T10">https://boarshead.com/espanol</text:span></text:a></text:p>
      <text:p text:style-name="P1"><text:span text:style-name="T2"><text:tab/>-</text:span><text:a xlink:type="simple" xlink:href="http://www.harboursixty.com/" text:style-name="Internet_20_link" text:visited-style-name="Visited_20_Internet_20_Link"><text:span text:style-name="T10">http://www.harboursixty.com/</text:span></text:a></text:p>
      <text:p text:style-name="P1"><text:span text:style-name="T2"><text:tab/>-</text:span><text:a xlink:type="simple" xlink:href="http://lamaddalena.pl/" text:style-name="Internet_20_link" text:visited-style-name="Visited_20_Internet_20_Link"><text:span text:style-name="T10">http://lamaddalena.pl/</text:span></text:a></text:p>
      <text:p text:style-name="P1"><text:span text:style-name="T2"><text:tab/>-</text:span><text:a xlink:type="simple" xlink:href="https://www.philippechow.com/gallery/" text:style-name="Internet_20_link" text:visited-style-name="Visited_20_Internet_20_Link"><text:span text:style-name="T10">https://www.philippechow.com/gallery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9T18:21:17.067000000</dc:date>
    <meta:editing-duration>PT14M13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7" meta:page-count="13" meta:paragraph-count="71" meta:word-count="928" meta:character-count="6381" meta:non-whitespace-character-count="5409"/>
  </office:meta>
</office:document-meta>
</file>